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erverHttpResponse.DelegatingServerHttpResponse( ServerHttpRespons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erHttpResponse.setStatusCode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Http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HttpRespons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HttpRespons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HttpRespons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HttpResponse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